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337cm" fo:min-width="4.07cm"/>
    </style:style>
    <style:style style:name="gr2" style:family="graphic" style:parent-style-name="standard">
      <style:graphic-properties draw:textarea-horizontal-align="justify" draw:textarea-vertical-align="middle" draw:auto-grow-height="false" fo:min-height="1.584cm" fo:min-width="4.382cm"/>
    </style:style>
    <style:style style:name="gr3" style:family="graphic" style:parent-style-name="standard">
      <style:graphic-properties draw:textarea-horizontal-align="justify" draw:textarea-vertical-align="middle" draw:auto-grow-height="false" fo:min-height="2.266cm" fo:min-width="1.925cm"/>
    </style:style>
    <style:style style:name="gr4" style:family="graphic" style:parent-style-name="standard">
      <style:graphic-properties draw:textarea-horizontal-align="justify" draw:textarea-vertical-align="middle" draw:auto-grow-height="false" fo:min-height="1.584cm" fo:min-width="3.271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2.675cm"/>
    </style:style>
    <style:style style:name="gr6" style:family="graphic" style:parent-style-name="standard">
      <style:graphic-properties draw:textarea-horizontal-align="justify" draw:textarea-vertical-align="middle" draw:auto-grow-height="false" fo:min-height="0.957cm" fo:min-width="2.279cm"/>
    </style:style>
    <style:style style:name="gr7" style:family="graphic" style:parent-style-name="standard">
      <style:graphic-properties draw:textarea-horizontal-align="justify" draw:textarea-vertical-align="middle" draw:auto-grow-height="false" fo:min-height="1.207cm" fo:min-width="2.442cm"/>
    </style:style>
    <style:style style:name="gr8" style:family="graphic" style:parent-style-name="standard">
      <style:graphic-properties draw:textarea-horizontal-align="justify" draw:textarea-vertical-align="middle" draw:auto-grow-height="false" fo:min-height="1.64cm" fo:min-width="0.644cm"/>
    </style:style>
    <style:style style:name="gr9" style:family="graphic" style:parent-style-name="standard">
      <style:graphic-properties draw:textarea-horizontal-align="justify" draw:textarea-vertical-align="middle" draw:auto-grow-height="false" fo:min-height="1.616cm" fo:min-width="0.644cm"/>
    </style:style>
    <style:style style:name="gr10" style:family="graphic" style:parent-style-name="standard">
      <style:graphic-properties draw:textarea-horizontal-align="justify" draw:textarea-vertical-align="middle" draw:auto-grow-height="false" fo:min-height="2.06cm" fo:min-width="0.644cm"/>
    </style:style>
    <style:style style:name="gr11" style:family="graphic" style:parent-style-name="standard">
      <style:graphic-properties draw:textarea-horizontal-align="justify" draw:textarea-vertical-align="middle" draw:auto-grow-height="false" fo:min-height="2.085cm" fo:min-width="0.644cm"/>
    </style:style>
    <style:style style:name="gr12" style:family="graphic" style:parent-style-name="standard">
      <style:graphic-properties draw:textarea-horizontal-align="justify" draw:textarea-vertical-align="middle" draw:auto-grow-height="false" fo:min-height="0.953cm" fo:min-width="3.002cm"/>
    </style:style>
    <style:style style:name="gr13" style:family="graphic" style:parent-style-name="standard">
      <style:graphic-properties draw:textarea-horizontal-align="justify" draw:textarea-vertical-align="middle" draw:auto-grow-height="false" fo:min-height="0.703cm" fo:min-width="2.502cm"/>
    </style:style>
    <style:style style:name="gr14" style:family="graphic" style:parent-style-name="standard">
      <style:graphic-properties draw:textarea-horizontal-align="justify" draw:textarea-vertical-align="middle" draw:auto-grow-height="false" fo:min-height="1.655cm" fo:min-width="2.929cm"/>
    </style:style>
    <style:style style:name="gr15" style:family="graphic" style:parent-style-name="standard">
      <style:graphic-properties draw:textarea-horizontal-align="justify" draw:textarea-vertical-align="middle" draw:auto-grow-height="false" fo:min-height="1.261cm" fo:min-width="3.83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64cm" svg:height="14.081cm" svg:x="7.963cm" svg:y="5.483cm">
          <text:p text:style-name="P1">STM32F101VBT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2.032cm" svg:x="7.955cm" svg:y="24.898cm">
          <text:p text:style-name="P1">4 x 18500 Li-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2.032cm" svg:x="7.955cm" svg:y="22.442cm">
          <text:p text:style-name="P1">S-8254A</text:p>
          <text:p text:style-name="P1">Battery protection 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29cm" svg:height="3.556cm" svg:x="1.127cm" svg:y="5.705cm">
          <text:p text:style-name="P1">Brush moto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429cm" svg:height="3.556cm" svg:x="1.127cm" svg:y="10.85cm">
          <text:p text:style-name="P1">Pump moto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429cm" svg:height="3.556cm" svg:x="1.127cm" svg:y="15.992cm">
          <text:p text:style-name="P1">Wheel mot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69cm" svg:height="2.032cm" svg:x="16.351cm" svg:y="5.61cm">
          <text:p text:style-name="P1">KXCJ9<text:line-break/>acceler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69cm" svg:height="2.032cm" svg:x="16.351cm" svg:y="8.595cm">
          <text:p text:style-name="P1">TM1668<text:line-break/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69cm" svg:height="2.032cm" svg:x="16.351cm" svg:y="11.581cm">
          <text:p text:style-name="P1">AT42QT1010</text:p>
          <text:p text:style-name="P1">sensor 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69cm" svg:height="2.032cm" svg:x="16.351cm" svg:y="14.566cm">
          <text:p text:style-name="P1">Bee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69cm" svg:height="2.032cm" svg:x="16.351cm" svg:y="17.573cm">
          <text:p text:style-name="P1">IR RC diod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2.032cm" svg:x="7.985cm" svg:y="1cm">
          <text:p text:style-name="P1">IR front and bottom sensors:<text:line-break/>IR LEDs and Diod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175cm" svg:height="2.413cm" svg:x="13.065cm" svg:y="17.383cm">
          <text:p text:style-name="P1">GPIO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175cm" svg:height="2.413cm" svg:x="13.163cm" svg:y="14.46cm">
          <text:p text:style-name="P1">GPIO</text:p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175cm" svg:height="2.413cm" svg:x="13.065cm" svg:y="11.414cm">
          <text:p text:style-name="P1">GPIO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175cm" svg:height="2.413cm" svg:x="13.191cm" svg:y="8.365cm">
          <text:p text:style-name="P1">GPIO</text:p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3.048cm" svg:height="2.413cm" svg:x="13.192cm" svg:y="5.572cm">
          <text:p text:style-name="P1">GPIO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2.286cm" svg:height="2.159cm" svg:x="8.212cm" svg:y="3.159cm">
          <text:p text:style-name="P1">GPIO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2.286cm" svg:height="2.132cm" svg:x="10.298cm" svg:y="3.286cm">
          <text:p text:style-name="P1">ADC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2.286cm" svg:height="2.64cm" svg:x="10.625cm" svg:y="19.769cm">
          <text:p text:style-name="P1">PWM<text:line-break/>(TIM2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2.286cm" svg:height="2.667cm" svg:x="8.166cm" svg:y="19.569cm">
          <text:p text:style-name="P1">GPIO</text:p>
          <text:p text:style-name="P1">ADC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3.429cm" svg:height="1.905cm" svg:x="4.429cm" svg:y="5.826cm">
          <text:p text:style-name="P1">PWM (TIM3)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3.429cm" svg:height="1.905cm" svg:x="4.429cm" svg:y="10.825cm">
          <text:p text:style-name="P1">PWM (TIM3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3.429cm" svg:height="1.905cm" svg:x="4.429cm" svg:y="16.025cm">
          <text:p text:style-name="P1">PWM (TIM4)</text:p>
          <text:p text:style-name="P1">GPIO (direction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429cm" svg:height="1.905cm" svg:x="4.527cm" svg:y="7.526cm">
          <text:p text:style-name="P1">ADC (current)</text:p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429cm" svg:height="1.905cm" svg:x="4.527cm" svg:y="12.726cm">
          <text:p text:style-name="P1">ADC (current)</text:p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429cm" svg:height="1.905cm" svg:x="4.527cm" svg:y="17.926cm">
          <text:p text:style-name="P1">ADC (current)</text:p>
          <draw:enhanced-geometry svg:viewBox="0 0 21600 21600" draw:text-areas="?f7 ?f0 21600 ?f2" draw:mirror-vertical="false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.969cm" svg:height="1.397cm" svg:x="16.367cm" svg:y="21.32cm">
          <text:p text:style-name="P1">SWD/SW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.969cm" svg:height="1.397cm" svg:x="16.367cm" svg:y="23.12cm">
          <text:p text:style-name="P1">UART1 (Rx/Tx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.969cm" svg:height="1.397cm" svg:x="16.367cm" svg:y="24.92cm">
          <text:p text:style-name="P1">SPI2</text:p>
          <text:p text:style-name="P1">not popula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cccccc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22:49:36.918056030</meta:creation-date>
    <dc:date>2019-11-29T23:43:34.752955355</dc:date>
    <meta:editing-duration>PT5S</meta:editing-duration>
    <meta:editing-cycles>1</meta:editing-cycles>
    <meta:document-statistic meta:object-count="30"/>
    <meta:generator>LibreOffice/6.2.8.2$Linux_X86_64 LibreOffice_project/20$Build-2</meta:generator>
  </office:meta>
</office:document-meta>
</file>